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005b" officeooo:paragraph-rsid="0018005b"/>
    </style:style>
    <style:style style:name="P2" style:family="paragraph" style:parent-style-name="Standard" style:list-style-name="L1">
      <style:text-properties officeooo:rsid="0017c876" officeooo:paragraph-rsid="0017c876"/>
    </style:style>
    <style:style style:name="P3" style:family="paragraph" style:parent-style-name="Standard">
      <style:text-properties officeooo:rsid="0017c876" officeooo:paragraph-rsid="0017c876"/>
    </style:style>
    <style:style style:name="P4" style:family="paragraph" style:parent-style-name="Standard" style:list-style-name="L1">
      <style:text-properties officeooo:rsid="0018005b" officeooo:paragraph-rsid="0017c876"/>
    </style:style>
    <style:style style:name="P5" style:family="paragraph" style:parent-style-name="Standard" style:list-style-name="L1">
      <style:text-properties officeooo:rsid="0018005b" officeooo:paragraph-rsid="0018005b"/>
    </style:style>
    <style:style style:name="T1" style:family="text">
      <style:text-properties officeooo:rsid="00188ed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Ubacivanje novg sportskog programa</text:h>
      <text:list xml:id="list5323607682985243640" text:style-name="L1">
        <text:list-item>
          <text:p text:style-name="P2">Učesnici: Sistemski administrator – želi da na jednostavan način omogući svim korisnicim da se priključe novom programu</text:p>
        </text:list-item>
        <text:list-item>
          <text:p text:style-name="P2">Preduslovi: Administrator ima neophodne podatke o novom programu</text:p>
        </text:list-item>
        <text:list-item>
          <text:p text:style-name="P2">Postuslov: Novi program je dodat u sistem. Korisnici su u mogućnosti da se prijavljuju na novi program. Treneri su u mogućnosti da zakazuju treninge po novom programu</text:p>
        </text:list-item>
        <text:list-item>
          <text:p text:style-name="P2">Osnovni tok: </text:p>
          <text:list>
            <text:list-item>
              <text:p text:style-name="P2">Administrator bira opciju za dodavanje novog programa</text:p>
            </text:list-item>
            <text:list-item>
              <text:p text:style-name="P2">Administrator unosi neophodne podatke u formu i klikće na dugme „Dodaj“</text:p>
            </text:list-item>
            <text:list-item>
              <text:p text:style-name="P2">Sistem čuva podatke o novom programu</text:p>
            </text:list-item>
            <text:list-item>
              <text:p text:style-name="P2">Sistem obaveštava administratora o uspšnosti dodavanja programa</text:p>
            </text:list-item>
          </text:list>
        </text:list-item>
        <text:list-item>
          <text:p text:style-name="P2">Alternativni tok:</text:p>
        </text:list-item>
      </text:list>
      <text:p text:style-name="P3"><text:tab/> <text:s text:c="5"/><text:span text:style-name="T1">2. Administrator ne zna koji treneri će voditi program. Administrator polje o trenerima ostavlja prazno. Slučaj upotrebe se nastavlja na koraku 2</text:span></text:p>
      <text:list xml:id="list201939893085273" text:continue-numbering="true" text:style-name="L1">
        <text:list-item>
          <text:list>
            <text:list-header>
              <text:p text:style-name="P4">3. <text:s/>Sistem nije u mogućnosti da doda novi program. Slučaj upotrebe se završava</text:p>
            </text:list-header>
          </text:list>
        </text:list-item>
        <text:list-item>
          <text:p text:style-name="P5">Specijalni zahtevi: /</text:p>
        </text:list-item>
        <text:list-item>
          <text:p text:style-name="P5">Dodatne informacije: </text:p>
        </text:list-item>
      </text:list>
      <text:p text:style-name="P1"><text:tab/>Podatke o novom programu koje administratr <text:s/>treba da unese su: naziv, tip, uzrast za koji je program namenjen, osnovn<text:span text:style-name="T1">a</text:span> cen<text:span text:style-name="T1">a, treneri koji će voditi progra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style:rfc-language-tag="sr-Latn-RS" fo:language="sr" fo:script="Latn" fo:country="R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9:40:36.157000000</meta:creation-date>
    <dc:date>2017-11-07T20:19:39.396000000</dc:date>
    <meta:editing-duration>PT22M38S</meta:editing-duration>
    <meta:editing-cycles>3</meta:editing-cycles>
    <meta:generator>LibreOffice/5.2.0.4$Windows_x86 LibreOffice_project/066b007f5ebcc236395c7d282ba488bca6720265</meta:generator>
    <meta:document-statistic meta:table-count="0" meta:image-count="0" meta:object-count="0" meta:page-count="1" meta:paragraph-count="15" meta:word-count="166" meta:character-count="1086" meta:non-whitespace-character-count="933"/>
  </office:meta>
</office:document-meta>
</file>